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ro6" style:family="table-row">
      <style:table-row-properties style:row-height="79.09pt" fo:break-before="auto" style:use-optimal-row-height="true"/>
    </style:style>
    <style:style style:name="ro7" style:family="table-row">
      <style:table-row-properties style:row-height="59.7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47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/>
          <table:table-cell office:value-type="string" calcext:value-type="string">
            <text:p>Will ad an explan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modify ti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Capitalize S in section in item b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De-italicize Wbeam units in 1.2.4 equation. Also add a space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Lower case R in 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“where the design variables are”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dd a space for all uni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apitalize S in Section word at end of pag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As requ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pitalize F in Figure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dd FEMAP to software used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How many analyses are needed in each generation? 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all clock time?</text:p>
          </table:table-cell>
          <table:table-cell table:number-columns-repeated="4"/>
        </table:table-row>
        <table:table-row table:style-name="ro10">
          <table:table-cell office:value-type="float" office:value="20190418" calcext:value-type="float">
            <text:p>2019041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dd number of analyses to the table</text:p>
          </table:table-cell>
          <table:table-cell office:value-type="string" calcext:value-type="string">
            <text:p>Agreed.</text:p>
          </table:table-cell>
          <table:table-cell table:number-columns-repeated="3"/>
        </table:table-row>
        <table:table-row table:style-name="ro10" table:number-rows-repeated="24">
          <table:table-cell table:number-columns-repeated="8"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5" table:value="" table:operator="=">
                <table:filter-set-item table:value=""/>
                <table:filter-set-item table:value="Section Added"/>
                <table:filter-set-item table:value="Will ad an explanation"/>
                <table:filter-set-item table:value="Will add brief definition of beta when it first appears. "/>
                <table:filter-set-item table:value="Will add brief discussion to this section. "/>
                <table:filter-set-item table:value="Will add description of variables to existing 1.2.5: Mathematical representation. "/>
                <table:filter-set-item table:value="Will implement as suggested"/>
                <table:filter-set-item table:value="Will modify title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4:51:25.76123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9T15:24:51.938195045</dc:date>
    <meta:editing-duration>PT7H40M41S</meta:editing-duration>
    <meta:editing-cycles>23</meta:editing-cycles>
    <meta:generator>LibreOffice/6.2.1.2$Linux_X86_64 LibreOffice_project/20$Build-2</meta:generator>
    <dc:creator>Aaron Moore</dc:creator>
    <meta:document-statistic meta:table-count="1" meta:cell-count="417" meta:object-count="0"/>
  </office:meta>
</office:document-meta>
</file>